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paragraph-rsid="00515864"/>
    </style:style>
    <style:style style:name="P35" style:family="paragraph" style:parent-style-name="Text_20_body">
      <style:text-properties officeooo:rsid="005404d3" officeooo:paragraph-rsid="005404d3"/>
    </style:style>
    <style:style style:name="P36" style:family="paragraph" style:parent-style-name="Text_20_body">
      <style:text-properties officeooo:rsid="00542427" officeooo:paragraph-rsid="00542427"/>
    </style:style>
    <style:style style:name="P37" style:family="paragraph" style:parent-style-name="Text_20_body">
      <style:text-properties officeooo:rsid="00555827" officeooo:paragraph-rsid="00555827"/>
    </style:style>
    <style:style style:name="P38" style:family="paragraph" style:parent-style-name="Text_20_body">
      <style:text-properties officeooo:rsid="005900ed" officeooo:paragraph-rsid="005900ed"/>
    </style:style>
    <style:style style:name="P39" style:family="paragraph" style:parent-style-name="Text_20_body">
      <style:text-properties officeooo:rsid="005eb271" officeooo:paragraph-rsid="005eb271"/>
    </style:style>
    <style:style style:name="P40" style:family="paragraph" style:parent-style-name="Text_20_body">
      <style:text-properties officeooo:rsid="0061b0a4" officeooo:paragraph-rsid="0061b0a4"/>
    </style:style>
    <style:style style:name="P41" style:family="paragraph" style:parent-style-name="Text_20_body">
      <style:text-properties officeooo:rsid="00635842" officeooo:paragraph-rsid="00635842"/>
    </style:style>
    <style:style style:name="P42" style:family="paragraph" style:parent-style-name="Text_20_body">
      <style:text-properties officeooo:rsid="0066b98c" officeooo:paragraph-rsid="0066b98c"/>
    </style:style>
    <style:style style:name="P43" style:family="paragraph" style:parent-style-name="Text_20_body">
      <style:text-properties officeooo:rsid="006ab3ae" officeooo:paragraph-rsid="006ab3ae"/>
    </style:style>
    <style:style style:name="P44" style:family="paragraph" style:parent-style-name="Text_20_body">
      <style:text-properties officeooo:rsid="006af3b2" officeooo:paragraph-rsid="006af3b2"/>
    </style:style>
    <style:style style:name="P45" style:family="paragraph" style:parent-style-name="Text_20_body">
      <style:text-properties officeooo:rsid="006b6dc3" officeooo:paragraph-rsid="006b6dc3"/>
    </style:style>
    <style:style style:name="P46" style:family="paragraph" style:parent-style-name="Text_20_body">
      <style:text-properties officeooo:rsid="006f69c8" officeooo:paragraph-rsid="006f69c8"/>
    </style:style>
    <style:style style:name="P47" style:family="paragraph" style:parent-style-name="Text_20_body">
      <style:text-properties officeooo:rsid="00742aab" officeooo:paragraph-rsid="00742aab"/>
    </style:style>
    <style:style style:name="P48" style:family="paragraph" style:parent-style-name="Text_20_body">
      <style:text-properties officeooo:rsid="007ab39e" officeooo:paragraph-rsid="007ab39e"/>
    </style:style>
    <style:style style:name="P49" style:family="paragraph" style:parent-style-name="Text_20_body">
      <style:text-properties officeooo:rsid="007e81f6" officeooo:paragraph-rsid="007e81f6"/>
    </style:style>
    <style:style style:name="P50" style:family="paragraph" style:parent-style-name="Text_20_body">
      <style:text-properties officeooo:rsid="0081dc3e" officeooo:paragraph-rsid="0081dc3e"/>
    </style:style>
    <style:style style:name="P51" style:family="paragraph" style:parent-style-name="Text_20_body">
      <style:text-properties officeooo:rsid="00837b70" officeooo:paragraph-rsid="00837b70"/>
    </style:style>
    <style:style style:name="P52" style:family="paragraph" style:parent-style-name="Text_20_body">
      <style:text-properties officeooo:rsid="008b519b" officeooo:paragraph-rsid="008b519b"/>
    </style:style>
    <style:style style:name="P53" style:family="paragraph" style:parent-style-name="Text_20_body">
      <style:text-properties officeooo:rsid="00901719" officeooo:paragraph-rsid="00901719"/>
    </style:style>
    <style:style style:name="P54" style:family="paragraph" style:parent-style-name="Text_20_body">
      <style:text-properties officeooo:rsid="009766ce" officeooo:paragraph-rsid="009766ce"/>
    </style:style>
    <style:style style:name="P55" style:family="paragraph" style:parent-style-name="Text_20_body">
      <style:text-properties officeooo:rsid="00984b5e" officeooo:paragraph-rsid="00984b5e"/>
    </style:style>
    <style:style style:name="P56" style:family="paragraph" style:parent-style-name="Text_20_body">
      <style:text-properties officeooo:rsid="0098c202" officeooo:paragraph-rsid="0098c202"/>
    </style:style>
    <style:style style:name="P57" style:family="paragraph" style:parent-style-name="Text_20_body">
      <style:text-properties officeooo:rsid="0098c202" officeooo:paragraph-rsid="009d533b"/>
    </style:style>
    <style:style style:name="P58" style:family="paragraph" style:parent-style-name="Text_20_body">
      <style:text-properties officeooo:rsid="00a0c633" officeooo:paragraph-rsid="00a0c633"/>
    </style:style>
    <style:style style:name="P59" style:family="paragraph" style:parent-style-name="Text_20_body">
      <style:text-properties officeooo:rsid="00a2babd" officeooo:paragraph-rsid="00a2babd"/>
    </style:style>
    <style:style style:name="P60" style:family="paragraph" style:parent-style-name="Text_20_body">
      <style:text-properties officeooo:rsid="00a5eb78" officeooo:paragraph-rsid="00a5eb78"/>
    </style:style>
    <style:style style:name="P61" style:family="paragraph" style:parent-style-name="Text_20_body">
      <style:text-properties officeooo:rsid="00ac8bf4" officeooo:paragraph-rsid="00ac8bf4"/>
    </style:style>
    <style:style style:name="P62" style:family="paragraph" style:parent-style-name="Text_20_body">
      <style:text-properties officeooo:rsid="00b60747" officeooo:paragraph-rsid="00b60747"/>
    </style:style>
    <style:style style:name="P63" style:family="paragraph" style:parent-style-name="Text_20_body">
      <style:text-properties officeooo:rsid="00b8aad6" officeooo:paragraph-rsid="00b8aad6"/>
    </style:style>
    <style:style style:name="P64" style:family="paragraph" style:parent-style-name="Text_20_body">
      <style:text-properties officeooo:rsid="00bd60d4" officeooo:paragraph-rsid="00bd60d4"/>
    </style:style>
    <style:style style:name="P65" style:family="paragraph" style:parent-style-name="Text_20_body">
      <style:text-properties officeooo:rsid="00bf03d4" officeooo:paragraph-rsid="00bf03d4"/>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ext_20_body">
      <style:text-properties officeooo:rsid="025f27a5" officeooo:paragraph-rsid="025f27a5"/>
    </style:style>
    <style:style style:name="P124" style:family="paragraph" style:parent-style-name="Text_20_body">
      <style:text-properties officeooo:rsid="026049d7" officeooo:paragraph-rsid="026049d7"/>
    </style:style>
    <style:style style:name="P125" style:family="paragraph" style:parent-style-name="Text_20_body">
      <style:text-properties officeooo:rsid="026084a4" officeooo:paragraph-rsid="026084a4"/>
    </style:style>
    <style:style style:name="P126" style:family="paragraph" style:parent-style-name="Text_20_body">
      <style:text-properties officeooo:rsid="026a03a4" officeooo:paragraph-rsid="026a03a4"/>
    </style:style>
    <style:style style:name="P127" style:family="paragraph" style:parent-style-name="Text_20_body">
      <style:text-properties officeooo:rsid="028cd2ec" officeooo:paragraph-rsid="028cd2ec"/>
    </style:style>
    <style:style style:name="P128" style:family="paragraph" style:parent-style-name="Text_20_body">
      <style:text-properties officeooo:rsid="0292ceab" officeooo:paragraph-rsid="0292ceab"/>
    </style:style>
    <style:style style:name="P129" style:family="paragraph" style:parent-style-name="Text_20_body">
      <style:text-properties officeooo:rsid="0293b9f5" officeooo:paragraph-rsid="0293b9f5"/>
    </style:style>
    <style:style style:name="P130" style:family="paragraph" style:parent-style-name="Text_20_body">
      <style:text-properties officeooo:rsid="0294685f" officeooo:paragraph-rsid="0294685f"/>
    </style:style>
    <style:style style:name="P131" style:family="paragraph" style:parent-style-name="Text_20_body">
      <style:text-properties officeooo:rsid="0295c958" officeooo:paragraph-rsid="0295c958"/>
    </style:style>
    <style:style style:name="P132" style:family="paragraph" style:parent-style-name="Text_20_body">
      <style:text-properties officeooo:rsid="02987df2" officeooo:paragraph-rsid="02987df2"/>
    </style:style>
    <style:style style:name="P133" style:family="paragraph" style:parent-style-name="Text_20_body">
      <style:text-properties officeooo:rsid="0299c5ec" officeooo:paragraph-rsid="0299c5ec"/>
    </style:style>
    <style:style style:name="P134" style:family="paragraph" style:parent-style-name="Text_20_body">
      <style:text-properties officeooo:rsid="02a228ac" officeooo:paragraph-rsid="02a228ac"/>
    </style:style>
    <style:style style:name="P135" style:family="paragraph" style:parent-style-name="Text_20_body">
      <style:text-properties officeooo:rsid="02a7eaa3" officeooo:paragraph-rsid="02a7eaa3"/>
    </style:style>
    <style:style style:name="P136" style:family="paragraph" style:parent-style-name="Text_20_body">
      <style:text-properties officeooo:rsid="02a80fac" officeooo:paragraph-rsid="02a80fac"/>
    </style:style>
    <style:style style:name="P137" style:family="paragraph" style:parent-style-name="Text_20_body">
      <style:text-properties officeooo:rsid="02acb8ea" officeooo:paragraph-rsid="02acb8ea"/>
    </style:style>
    <style:style style:name="P138" style:family="paragraph" style:parent-style-name="Text_20_body">
      <style:text-properties officeooo:rsid="02b19409" officeooo:paragraph-rsid="02b19409"/>
    </style:style>
    <style:style style:name="P139" style:family="paragraph" style:parent-style-name="Text_20_body">
      <style:text-properties officeooo:rsid="02bdf881" officeooo:paragraph-rsid="02bdf881"/>
    </style:style>
    <style:style style:name="P140" style:family="paragraph" style:parent-style-name="Text_20_body">
      <style:text-properties officeooo:rsid="02c2c2c5" officeooo:paragraph-rsid="02c2c2c5"/>
    </style:style>
    <style:style style:name="P141" style:family="paragraph" style:parent-style-name="Text_20_body">
      <style:text-properties officeooo:rsid="02c6ed77" officeooo:paragraph-rsid="02c6ed77"/>
    </style:style>
    <style:style style:name="P142" style:family="paragraph" style:parent-style-name="Text_20_body">
      <style:text-properties officeooo:rsid="02c91c89" officeooo:paragraph-rsid="02c91c89"/>
    </style:style>
    <style:style style:name="P143" style:family="paragraph" style:parent-style-name="Text_20_body">
      <style:text-properties officeooo:rsid="02cd80e2" officeooo:paragraph-rsid="02cd80e2"/>
    </style:style>
    <style:style style:name="P144" style:family="paragraph" style:parent-style-name="Text_20_body">
      <style:text-properties officeooo:rsid="02cf82bc" officeooo:paragraph-rsid="02cf82bc"/>
    </style:style>
    <style:style style:name="P145" style:family="paragraph" style:parent-style-name="Text_20_body">
      <style:text-properties officeooo:rsid="02d5de09" officeooo:paragraph-rsid="02d5de09"/>
    </style:style>
    <style:style style:name="P146" style:family="paragraph" style:parent-style-name="Text_20_body">
      <style:text-properties officeooo:rsid="02d89eb2" officeooo:paragraph-rsid="02d89eb2"/>
    </style:style>
    <style:style style:name="P147" style:family="paragraph" style:parent-style-name="Text_20_body">
      <style:text-properties officeooo:rsid="02df17f2" officeooo:paragraph-rsid="02df17f2"/>
    </style:style>
    <style:style style:name="P148" style:family="paragraph" style:parent-style-name="Text_20_body">
      <style:text-properties officeooo:rsid="02df4777" officeooo:paragraph-rsid="02df4777"/>
    </style:style>
    <style:style style:name="P149" style:family="paragraph" style:parent-style-name="Text_20_body">
      <style:text-properties officeooo:rsid="02e2a449" officeooo:paragraph-rsid="02e2a449"/>
    </style:style>
    <style:style style:name="P150" style:family="paragraph" style:parent-style-name="Text_20_body">
      <style:text-properties officeooo:rsid="02e53510" officeooo:paragraph-rsid="02e53510"/>
    </style:style>
    <style:style style:name="P151" style:family="paragraph" style:parent-style-name="Text_20_body">
      <style:text-properties officeooo:rsid="02e71e99" officeooo:paragraph-rsid="02e71e99"/>
    </style:style>
    <style:style style:name="P152" style:family="paragraph" style:parent-style-name="Table_20_Contents">
      <style:text-properties officeooo:rsid="00a0d1c2" officeooo:paragraph-rsid="00a0d1c2"/>
    </style:style>
    <style:style style:name="P153" style:family="paragraph" style:parent-style-name="Table_20_Contents">
      <style:paragraph-properties fo:text-align="center" style:justify-single-word="false"/>
      <style:text-properties officeooo:rsid="00a0d1c2" officeooo:paragraph-rsid="00a0d1c2"/>
    </style:style>
    <style:style style:name="P154" style:family="paragraph" style:parent-style-name="Table_20_Contents">
      <style:text-properties officeooo:rsid="00a0f580" officeooo:paragraph-rsid="00a0f580"/>
    </style:style>
    <style:style style:name="P15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57"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90"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91"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92"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93"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94"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95"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96"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97"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98"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99"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200"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201"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202"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203"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204"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205"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06"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07"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08"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09"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10"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11"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212"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213"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214"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215"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216"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217"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218"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219"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220"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221"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22"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23"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24"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25"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26"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27"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28"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29"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31"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32"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33"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34"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35"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38"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39"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40" style:family="paragraph" style:parent-style-name="Text_20_body">
      <style:paragraph-properties fo:margin-left="0cm" fo:margin-right="0cm" fo:text-indent="0cm" style:auto-text-indent="false"/>
      <style:text-properties officeooo:paragraph-rsid="012e01c4"/>
    </style:style>
    <style:style style:name="P241" style:family="paragraph" style:parent-style-name="Text_20_body">
      <style:paragraph-properties fo:margin-left="0cm" fo:margin-right="0cm" fo:text-indent="0cm" style:auto-text-indent="false"/>
      <style:text-properties officeooo:rsid="0162d00e" officeooo:paragraph-rsid="0162d00e"/>
    </style:style>
    <style:style style:name="P242" style:family="paragraph" style:parent-style-name="Text_20_body">
      <style:paragraph-properties fo:margin-left="0cm" fo:margin-right="0cm" fo:text-indent="0cm" style:auto-text-indent="false"/>
      <style:text-properties officeooo:rsid="017fa5f2" officeooo:paragraph-rsid="017fa5f2"/>
    </style:style>
    <style:style style:name="P243" style:family="paragraph" style:parent-style-name="Text_20_body">
      <style:paragraph-properties fo:margin-left="0cm" fo:margin-right="0cm" fo:text-indent="0cm" style:auto-text-indent="false"/>
      <style:text-properties officeooo:rsid="01651597" officeooo:paragraph-rsid="01760bcf"/>
    </style:style>
    <style:style style:name="P244" style:family="paragraph" style:parent-style-name="Text_20_body">
      <style:paragraph-properties fo:margin-left="0cm" fo:margin-right="0cm" fo:text-indent="0cm" style:auto-text-indent="false"/>
      <style:text-properties officeooo:rsid="0182389d" officeooo:paragraph-rsid="01838b88"/>
    </style:style>
    <style:style style:name="P245" style:family="paragraph" style:parent-style-name="Text_20_body">
      <style:paragraph-properties fo:margin-left="0cm" fo:margin-right="0cm" fo:text-indent="0cm" style:auto-text-indent="false"/>
      <style:text-properties officeooo:paragraph-rsid="01b155e7"/>
    </style:style>
    <style:style style:name="P246" style:family="paragraph" style:parent-style-name="Text_20_body">
      <style:paragraph-properties fo:margin-left="0cm" fo:margin-right="0cm" fo:text-indent="0cm" style:auto-text-indent="false"/>
      <style:text-properties officeooo:paragraph-rsid="01b748ad"/>
    </style:style>
    <style:style style:name="P247"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48"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49"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50"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51"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52"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53"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54" style:family="paragraph" style:parent-style-name="Heading_20_2">
      <style:paragraph-properties fo:margin-top="0.499cm" fo:margin-bottom="0.499cm" loext:contextual-spacing="false"/>
    </style:style>
    <style:style style:name="P255" style:family="paragraph" style:parent-style-name="Heading_20_3">
      <style:paragraph-properties fo:margin-top="0.499cm" fo:margin-bottom="0.499cm" loext:contextual-spacing="false"/>
    </style:style>
    <style:style style:name="P256" style:family="paragraph" style:parent-style-name="Heading_20_3">
      <style:paragraph-properties fo:margin-top="0.499cm" fo:margin-bottom="0.499cm" loext:contextual-spacing="false" fo:text-align="start" style:justify-single-word="false"/>
    </style:style>
    <style:style style:name="P257" style:family="paragraph" style:parent-style-name="Heading_20_3">
      <style:paragraph-properties fo:margin-top="0.499cm" fo:margin-bottom="0.499cm" loext:contextual-spacing="false"/>
      <style:text-properties officeooo:paragraph-rsid="00c88bde"/>
    </style:style>
    <style:style style:name="P258" style:family="paragraph" style:parent-style-name="Heading_20_3">
      <style:paragraph-properties fo:margin-top="0.499cm" fo:margin-bottom="0.499cm" loext:contextual-spacing="false"/>
      <style:text-properties officeooo:paragraph-rsid="01b5a1bf"/>
    </style:style>
    <style:style style:name="P259"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style:style style:name="T65" style:family="text">
      <style:text-properties officeooo:rsid="0250260d"/>
    </style:style>
    <style:style style:name="T66" style:family="text">
      <style:text-properties officeooo:rsid="027bf7f7"/>
    </style:style>
    <style:style style:name="T67" style:family="text">
      <style:text-properties officeooo:rsid="0284c587"/>
    </style:style>
    <style:style style:name="T68" style:family="text">
      <style:text-properties officeooo:rsid="02978219"/>
    </style:style>
    <style:style style:name="T69" style:family="text">
      <style:text-properties officeooo:rsid="029abdff"/>
    </style:style>
    <style:style style:name="T70" style:family="text">
      <style:text-properties officeooo:rsid="02a66f75"/>
    </style:style>
    <style:style style:name="T71" style:family="text">
      <style:text-properties officeooo:rsid="02ad2c91"/>
    </style:style>
    <style:style style:name="T72" style:family="text">
      <style:text-properties officeooo:rsid="02b9b8e5"/>
    </style:style>
    <style:style style:name="T73" style:family="text">
      <style:text-properties officeooo:rsid="02bf294a"/>
    </style:style>
    <style:style style:name="T74" style:family="text">
      <style:text-properties officeooo:rsid="02c62a05"/>
    </style:style>
    <style:style style:name="T75" style:family="text">
      <style:text-properties officeooo:rsid="02cf420c"/>
    </style:style>
    <style:style style:name="T76" style:family="text">
      <style:text-properties officeooo:rsid="02d21439"/>
    </style:style>
    <style:style style:name="T77" style:family="text">
      <style:text-properties officeooo:rsid="02df3710"/>
    </style:style>
    <style:style style:name="T78" style:family="text">
      <style:text-properties officeooo:rsid="02e02680"/>
    </style:style>
    <style:style style:name="T79" style:family="text">
      <style:text-properties officeooo:rsid="02e37ec7"/>
    </style:style>
    <style:style style:name="T80" style:family="text">
      <style:text-properties officeooo:rsid="02e91d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4"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5">i</text:span>cácia imediata.</text:p>
      <text:h text:style-name="P255"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6" text:outline-level="3">1.1.2 <text:span text:style-name="T6">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5"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255"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255"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254"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255"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55"><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55" text:outline-level="3">1.2.2 Princípio da Legalidade</text:h>
      <text:p text:style-name="P27">Dispõe o inciso II do Art. 5º de nossa CF:</text:p>
      <text:p text:style-name="P165"><text:span text:style-name="T2">II. </text:span>Ninguém será obrigado a fazer ou deixar de fazer alguma coisa senão em virtude de lei;</text:p>
      <text:p text:style-name="P28"><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7">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5">Embora a maioria utilize os conceitos como sinônimos, outros, como Alexandre de Maraei e José Afonso da Silva, os distinguem.</text:p>
      <text:p text:style-name="P16">De acordo com eles, o princípio da legalidade seria mais amplo, e envolveria todas as espécies normativas previstas na Constituição Federal (conforme vimos).</text:p>
      <text:p text:style-name="P16">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4"><text:span text:style-name="T9">XXXIX. Não há crime sem lei anterior que o defina, nem pena sem prévia cominação lega</text:span><text:span text:style-name="T10">l.</text:span></text:p>
      <text:h text:style-name="P255" text:outline-level="3">1.2.3 Proibição da Tortura</text:h>
      <text:p text:style-name="P35">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198"><text:soft-page-break/><text:span text:style-name="T2">III. </text:span>Ninguém será submetido a tortura nem a tratamento desumano ou degradante;</text:p>
      <text:p text:style-name="P36">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7">A <text:s/>norma do inciso III é completamente pelo comando do inciso XLIII.</text:p>
      <text:p text:style-name="P164"><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8">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5" text:outline-level="3">1.2.4 Liberdade de Pensamento e Direito de Resposta</text:h>
      <text:p text:style-name="P39">Nossa contituição prevê a plena liberdade de expressão nos incisos IV e IX de seu Art. 5º:</text:p>
      <text:p text:style-name="P168"><text:span text:style-name="T2">IV.</text:span> É livre, a manifestação do pensamento, sendo vedado o anonimato;</text:p>
      <text:p text:style-name="P168"><text:span text:style-name="T2">IX.</text:span> É livre a expressão da atividade intelectual, artística, científica e de comunicação, independentemente de censura ou licença;</text:p>
      <text:p text:style-name="P40">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 sempre o controle de sua legalidade, através do Poder Judiciário.</text:span></text:p>
      <text:p text:style-name="P41">A liberdade de expressão, porém, está condicionada à identificação do autor, para que se evitem manifestações levianas que ofendam terceiros e para que se possa responsabilizar aqueles que as fizeram.</text:p>
      <text:p text:style-name="P41">Tal exigência, porém, não impede que o jornalista guarde o sigilo de suas fontes, respondendo ele, porém, no caso de optar por esse sigilo, por declarações injuriosas, difamatórias ou caluniosas sem base fática.</text:p>
      <text:p text:style-name="P41">O inciso V assegura o direito de resposta, sem prejuízo da indenização por dano material ou moral:</text:p>
      <text:p text:style-name="P163"><text:span text:style-name="T2">V. </text:span>É assegurado o direito de resposta, proporcional ao agravo, além da indenização por dano material, moral ou à imagem;</text:p>
      <text:p text:style-name="P42">Proporcional ao agravo significa que deve ser dado à vítima o direito de resposta no mesmo veículo de comunicação e com o mesmo espaço dado à notícia injuriosa.</text:p>
      <text:h text:style-name="P255" text:outline-level="3"><text:soft-page-break/>1.2.5 Liberdade de Consciência e Crença Religiosa, Convicção Filosófica ou Política</text:h>
      <text:p text:style-name="P43">Dispõe o inciso VI, do Art. 5º:</text:p>
      <text:p text:style-name="P211"><text:span text:style-name="T2">VI. </text:span>É inviolável a liberdade de consciência e de crença, sendo assegurado o livre exercício dos cultos religiosos e garantida, na forma da lei, a proteção aos locais de culto e a suas liturgias;</text:p>
      <text:p text:style-name="P44">O Brasil é um Estado laico (ou leigo), mas não ateu. O Estado brasileiro não pode subvencionar ou privilegiar qualquer segmento religioso, mas respeita todas as convicções religiosas.</text:p>
      <text:p text:style-name="P44">Nossa constituição garante tanto a liberdade de consciência e de crença como a liberdade de culto.</text:p>
      <text:p text:style-name="P45">Enquanto a liberdade de crença refere-se <text:span text:style-name="T17">à convicção íntima do indivíduo, a liberdade de culto refere-se à exteriorização dessa crença.</text:span></text:p>
      <text:p text:style-name="P46">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7">Nessa mesma linha, temos o inci<text:span text:style-name="T19">so VII: </text:span></text:p>
      <text:p text:style-name="P169"><text:span text:style-name="T2">VII. </text:span>É assegurada, <text:span text:style-name="T20">nos termos da lei, a prestação de assistência religiosa nas entidades civis e militares de internação coletiva;</text:span></text:p>
      <text:p text:style-name="P48">Sendo o direito à religiosidade um direito fundamental do cidadão, o Estado deve garantir o exercício deste direito àqueles que estiverem custodiados sob sua responsabilidade ou de terceiros, em presidios, hospitais, casernas, manicômios, etc.</text:p>
      <text:p text:style-name="P48">A expressão “nos termos da lei” indica tratar-se de norma de eficácia limitada.</text:p>
      <text:p text:style-name="P170"><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9">O inciso VIII diz que ninguém pode ser penalizado em virtude de sua crença religiosa, convicção filosófica ou política.</text:p>
      <text:p text:style-name="P49">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50">Exemplo de aplicação desse dispositivo é a recusa de determinadas pessoas em cumprir o tempo de serviço militar obrigatório por convicção filosófica, devevndo cumprir a prestação alternativa prevista na Lei 8.239/91.</text:p>
      <text:h text:style-name="P255" text:outline-level="3"><text:soft-page-break/>1.2.6 Direito à Privacidade e à Preservação da Honra</text:h>
      <text:p text:style-name="P162"><text:span text:style-name="T2">X.</text:span> São invioláveis a intimidade, a vida privada, a honra e a imagem de pessoas, assegurado o direito a indenização pelo dano material ou moral decorrente de sua violação;</text:p>
      <text:p text:style-name="P52">O inciso X do Art. 5º de nossa CF, assegura a inviolabilidade da intimidade, vida privada, honra e imagem dos cidadãos, prevendo indenização em caso de violação indevida.</text:p>
      <text:p text:style-name="P52"><text:span text:style-name="T2">Intimidade: </text:span>relações subjetivas e de trato íntimo da pessoa, suas relações familiares e de amizade.</text:p>
      <text:p text:style-name="P51"><text:span text:style-name="T2">Vida privada: </text:span>os demais relacionamentos humanos, inclusive os que envolvem relações não íntimas, como relações comerciais, de trabalho, mas que dizem respeito somente ao cidadão e aos demais diretamente envolvidos.</text:p>
      <text:p text:style-name="P51">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3">Nesses casos, embora o Judiciário entenda que tais pessoas também tenham direito à proteção à intimidade, seus limites são menos definidos do que os aplicáveis aos cidadãos comuns.</text:p>
      <text:h text:style-name="P255" text:outline-level="3">1.2.7 Inviolabilidade do Domicílio</text:h>
      <text:p text:style-name="P161"><text:span text:style-name="T2">XI. </text:span>A casa é asilo inviolável do indivíduo, ninguém nela podendo penetrar sem consentimento do morador, salvo em caso de flagrante delito ou desastre, ou para prestar socorro, ou, durante o dia, por determinação judicial;</text:p>
      <text:p text:style-name="P54">Com regra geral, ninguém – nem mesmo a polícia ou representante da Justiça ou mesmo o Presidente da República – pode entrar no domicílio alheio sem permissão do proprietário.</text:p>
      <text:p text:style-name="P55">No entanto, exitem quatro exceções:</text:p>
      <text:p text:style-name="P55">&gt; Caso de flagrante delito (crime que está sendo praticado);</text:p>
      <text:p text:style-name="P56">&gt; Caso de desastre (inundação, desabamento, explosão, etc.);</text:p>
      <text:p text:style-name="P56">&gt; Para prestar socorro (por exemplo, alguém que sofre um infarto);</text:p>
      <text:p text:style-name="P57">&gt; Por determinação judicial, durante o dia (nesse caso, nunca à noite).</text:p>
      <text:p text:style-name="P57"><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5" text:outline-level="3">1.2.8 Inviolabilidade das Comunicações</text:h>
      <text:p text:style-name="P160"><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8">Tal garantia abrange também as comunicações por meios eletrônicos.</text:p>
      <text:p text:style-name="P58">A exceção somente se aplica às comunicações telefônicas e nos casos de investigação ou instrução penal, ou seja, em que houver suspeita de prática de crime.</text:p>
      <text:p text:style-name="P58">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53">FIQUE LIGADO</text:p>
            <text:p text:style-name="P152"/>
            <text:p text:style-name="P154">A jurisprudência tem admitido a possibilidade de quebra de sigilos de comunicações eletrônicas (como e-mails e SMS).</text:p>
            <text:p text:style-name="P154"/>
            <text:p text:style-name="P154">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8"/>
      <text:h text:style-name="P255" text:outline-level="3">1.2.9 Liberdade do Exercício de Profissão</text:h>
      <text:p text:style-name="P159"><text:span text:style-name="T2">XIII.</text:span> É livre o exercício de qualquer trabalho, ofício ou profissão, atendidas as qualificações profssionais que a lei estabecer;</text:p>
      <text:p text:style-name="P59"><text:span text:style-name="T8">A priori, o exercício </text:span><text:span text:style-name="T11">de qualquer trabalho, ofício ou profissão é livre, não havendo a necessidade do preenchimento de qualquer requisito especial.</text:span></text:p>
      <text:p text:style-name="P60"><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1"><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55" text:outline-level="3">1.2.10 Direito à Informação</text:h>
      <text:p text:style-name="P158"><text:span text:style-name="T2">XIV. </text:span>É assegurado a todos o acesso à informação e resguardado o sigilo da fonte, quando necessário ao exercício profissional;</text:p>
      <text:p text:style-name="P62"><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3">O Estado não pode dizer a quais <text:span text:style-name="T24">informações e provenientes de quais fontes o cidadão terá acesso.</text:span></text:p>
      <text:p text:style-name="P64">Visando justamente preservar o direito à informação, a Constituição permite aos profissionais (especialmente jornalistas) não revelar a fonte de informações que divulgam.</text:p>
      <text:p text:style-name="P65">Obviamente, o direito à informaçãao não impede que informações de interesse íntimo e privado de alguém sejam protegidas do conhecimento público.</text:p>
      <text:h text:style-name="P257" text:outline-level="3">1.2.11 Direito à Locomoção Dentro do Território Nacionalidade</text:h>
      <text:p text:style-name="P156"><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55" text:outline-level="3">1.2.12 Direito de Reunião</text:h>
      <text:p text:style-name="P157"><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55" text:outline-level="3">1.2.13 Direito de Associação</text:h>
      <text:p text:style-name="P166"><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67"><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71"><text:span text:style-name="T2">XIX.</text:span> As associações só poderão ser compulsoriamente dissolvidas ou ter suas atividades suspensas por decisão judicial, exigindo-se, no primeiro caso, o trânsito em julgado;</text:p>
      <text:p text:style-name="P216">Para <text:span text:style-name="T27">a suspensão (interrupção temporária das atividades) ou para a dissolução (extinção definitiva) de associações exige-se sempre uma decisão judicial.</text:span></text:p>
      <text:p text:style-name="P217">No caso da dissolução exige-se ainda que de tal decisão não caiba mais nenhum recurso, ou seja, exige-se o trânsito em julgado da decisão judicial.</text:p>
      <text:p text:style-name="P212"><text:span text:style-name="T2">XX. </text:span>Ninguém poderá ser compelido a associar-se ou a permanecer associado;</text:p>
      <text:p text:style-name="P218">Assim como é garantido o direito de associação, também se garante o de direito de não se associar ou de desassociar-se a qualquer momento.</text:p>
      <text:p text:style-name="P218">O desrespeito a tal preceito pode inclusive configurar crime (Art. 199 do Código Penal).</text:p>
      <text:p text:style-name="P213"><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55" text:outline-level="3">1.2.14 Direito de Propriedade</text:h>
      <text:p text:style-name="P172"><text:span text:style-name="T2">XXII.</text:span> É garantido o direito de propriedade;</text:p>
      <text:p text:style-name="P173"><text:span text:style-name="T2">XXIII. </text:span>A propriedade atenderá a sua função social;</text:p>
      <text:p text:style-name="P219">Nossa Constituição Federal reconhece o direito <text:span text:style-name="T29">de propriedade, entendido como o direito de usar, fluir e dispor da coisa. No entanto, tal direito não é absoluto.</text:span></text:p>
      <text:p text:style-name="P220"><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221">A Constituição estabelece as condições para que as propriedades urbanas e rurais atendam sua função social:</text:p>
      <text:p text:style-name="P222">Propriedade Urbana</text:p>
      <text:p text:style-name="P222"><text:span text:style-name="T2">Art. 182(</text:span>…)</text:p>
      <text:p text:style-name="P223"><text:span text:style-name="T30">§</text:span><text:span text:style-name="T31"> </text:span>2º. A propriedade urbana cumpre sua função social quando atende às exigências fundamentais de ordenação da cidade expressas no plano diretor.</text:p>
      <text:p text:style-name="P224">Propriedade Rural</text:p>
      <text:p text:style-name="P224">Art.186. A função social é cumprida quando a propriedade rural atende, simultaneamente, segundo critérios e graus de exigência estabelecidos em lei, aos seguintes requisitos:</text:p>
      <text:p text:style-name="P225"><text:span text:style-name="T2">I.</text:span> Aproveitamento racional e adequado;</text:p>
      <text:p text:style-name="P225"><text:span text:style-name="T2">II. </text:span>Utilização adequada dos recuros naturais disponíveis e preservação do meio ambiente;</text:p>
      <text:p text:style-name="P225"><text:span text:style-name="T2">III.</text:span> Observância das disposições que regulam as relações de trabalho;</text:p>
      <text:p text:style-name="P240"><text:span text:style-name="T32">IV. </text:span><text:span text:style-name="T33">Exploração que favoreça o bem-estar dos proprietários e dos trabalhadores.</text:span></text:p>
      <text:h text:style-name="P259"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55" text:outline-level="3">1.2.16 Requisição Administrativa</text:h>
      <text:p text:style-name="P174"><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55" text:outline-level="3">1.2.17 Impenhorabilidade do Pequeno Imóvel Rural</text:h>
      <text:p text:style-name="P176"><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55" text:outline-level="3">1.2.18 Direitos dos Autores</text:h>
      <text:p text:style-name="P175"><text:span text:style-name="T2">XXVII.</text:span> Aos autores pertence o direito exclusivo de utilização, publicação ou reprodução de suas obras, transmissível aos herdeiros pelo tempo que a lei fixar;</text:p>
      <text:p text:style-name="P241">Os autores de obras literárias <text:s/>e artísticas possuem direitos perpétuos sobre as suas obras (mas que podem ser transmitidos a terceiros, se aqueles assim concordarem).</text:p>
      <text:p text:style-name="P243">Além disso, seus herdeiros também terão esses mesmos direitos, porém, nesse caso, por tempo limitado, estabelecido em lei ordinária.</text:p>
      <text:h text:style-name="P255" text:outline-level="3">1.2.19 Direitos de Participação</text:h>
      <text:p text:style-name="P181"><text:span text:style-name="T2">XXVIII.</text:span> São assegurados, nos termos da lei:</text:p>
      <text:p text:style-name="P181"><text:soft-page-break/>a) a proteção às participações individuais em obras coletivas e à reprodução da imagem e voz humana, inclusive nas atividades desportivas;</text:p>
      <text:p text:style-name="P182">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55" text:outline-level="3">1.2.20 Direitos do Inventor e Poteção da Marca</text:h>
      <text:p text:style-name="P180"><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242">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244">Ademais, o inciso XXIX também prevê proteção às marcas, aos nomes de empresas e outros signos dintintivos (slogans, logotipos, etc.), proteção essa que deve levar em conta não somente o interesse dos titulares, mas também o do País.</text:p>
      <text:h text:style-name="P255" text:outline-level="3">1.2.21 Direitos Relativos à Sucessão Causa Mortis</text:h>
      <text:p text:style-name="P178"><text:span text:style-name="T2">XXX. </text:span>É garantido o direito de herança;</text:p>
      <text:p text:style-name="P179"><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5" text:outline-level="3">1.2.22 Diretos do Consumidor</text:h>
      <text:p text:style-name="P177"><text:span text:style-name="T2">XXXII.</text:span> O Estado promoverá, na forma da lei, a defesa do consumidor;</text:p>
      <text:p text:style-name="P226">Nossa Constituição prevê que o Estado deve tutelar os direitos do consumidor, visto como hipossuficiente em relação às empresas, especialmente os grandes conglomerados.</text:p>
      <text:p text:style-name="P245"><text:span text:style-name="T34">Hoje, o principal diploma que promove essa proteção é o Código de Defesa do Consumidor (</text:span><text:span text:style-name="T35">8.078/90</text:span><text:span text:style-name="T34">).</text:span><text:span text:style-name="T38">ç</text:span></text:p>
      <text:h text:style-name="P258" text:outline-level="3">1.2.2<text:span text:style-name="T48">3 Direito à Obtenção de Informações de Órgãos Públicos</text:span></text:h>
      <text:p text:style-name="P183"><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27">A ideia é que o Estado forneça aos cidadãos todas as informações solicitadas por ele, desde que não tenham caráter sigiloso e que não se refiram a informações pessoais de terceiros.</text:p>
      <text:p text:style-name="P228">Atualmente, esse dispositivo da Constituição é regulamentado pela Lei 12.527/11 (Lei de Acesso à Informação).</text:p>
      <text:p text:style-name="P246"><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55" text:outline-level="3">1.2.24 Direito de Petição e Obtenção de Certidões</text:h>
      <text:p text:style-name="P184"><text:span text:style-name="T2">XXXIV</text:span>. São a todos assegurados, independentemente do pagamento de taxas:</text:p>
      <text:p text:style-name="P184">a) o direito de petição aos Poderes Públicos em defesa de direitos ou contra ilegalidade ou abuso de poder;</text:p>
      <text:p text:style-name="P184"><text:soft-page-break/>b) a obtenção de certidões em repartições públicas, para defesa de direitos e esclarecimento de situações de interesse pessoal;</text:p>
      <text:p text:style-name="P229">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30">Direito de petição pode ser definido como o direito de invocar a atenção do Poder Público sobre uma questão ou situação.</text:p>
      <text:p text:style-name="P230">O direito de petição traz como corolário a exigência de obtenção de resposta em um prazo razoável.</text:p>
      <text:p text:style-name="P231">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5" text:outline-level="3">1.2.25 Apreciação de Lesão ou Ameaça de Lesão pelo Poder Judiciário</text:h>
      <text:p text:style-name="P185"><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55" text:outline-level="3">1.2.26 Direito Adquirido, Ato Judiciário Perfeito e Coisa Julgada</text:h>
      <text:p text:style-name="P186"><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55" text:outline-level="3">1.2.27 Proibição de Juízo de Exceção</text:h>
      <text:p text:style-name="P187"><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55" text:outline-level="3">1.2.28 Júri Popular</text:h>
      <text:p text:style-name="P188"><text:span text:style-name="T2">XXXVIII.</text:span> É reconhecida a instituição do júri, com a organização que lhe der a lei, assegurados:</text:p>
      <text:p text:style-name="P188">a) a plenitude de defesa;</text:p>
      <text:p text:style-name="P188">b) o sigilo das votações;</text:p>
      <text:p text:style-name="P188">c) a soberania dos veredictos;</text:p>
      <text:p text:style-name="P189">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5" text:outline-level="3">1.2.29 Princípio da Reserva Legal Penal ou Princípio da Legalidade do Direito Penal</text:h>
      <text:p text:style-name="P190"><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55" text:outline-level="3">1.2.30 Princípio da Irretroatividade da Lei Penal</text:h>
      <text:p text:style-name="P191"><text:span text:style-name="T2">XL.</text:span> A lei penal não retroagirá, salvo para beneficiar o réu;</text:p>
      <text:p text:style-name="P232">Via de regra, a lei penal (e as leis em geral) não retroagem, o que quer dizer que, uma vez em vigor, a lei penal somente produzirá efeitos para as <text:s/>situações que ocorreram dali em diante.</text:p>
      <text:p text:style-name="P232">Existe, porém, uma exceção: a lei retroagirá se a alteração trazida pela lei ocorrer em benefício do réu (novatio legis in melius).</text:p>
      <text:p text:style-name="P233">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234">Tambémexiste retroação da lei, quando esta diminui a pena aplicável ao crime, por exemplo.</text:p>
      <text:h text:style-name="P255" text:outline-level="3">1.2.31 Atentado aos Direitos e Liberdades Fundamentais</text:h>
      <text:p text:style-name="P192"><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55" text:outline-level="3">1.2.32 Combate ao Racismo</text:h>
      <text:p text:style-name="P193"><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55" text:outline-level="3">1.2.33 Combate à Tortura, Tráfico de Drogas, Terrorismo, Crimes Hediondos e Cometidos por Entidades Paramilitares</text:h>
      <text:p text:style-name="P194"><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95"><text:span text:style-name="T2">XLIV.</text:span> Onstitui crime inafiançável <text:span text:style-name="T61">e imprescritível a ação de grupos armados, civis ou militares, contra a ordem constitucional e o Estado Democrático;</text:span></text:p>
      <text:p text:style-name="P235">O inciso XLIII trata de crimes que o Constituinte estendeu como sendo de gravidade exacerbada e que, por isso, merecem um tratamento mais rigoroso.</text:p>
      <text:p text:style-name="P235">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5" text:outline-level="3">1.2.34 Intransferibilidade da Pena</text:h>
      <text:p text:style-name="P196"><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236"><text:soft-page-break/>Esse inciso traz o princípio de que a pena não pode ultrapassar a pessoa do apenado. Ou seja, ninguém (nem mesmo os sucessores do condenado) deve responder pelos crimes executados por outrem.</text:p>
      <text:p text:style-name="P237">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5" text:outline-level="3">1.2.35 Individualização e tipos de Penas</text:h>
      <text:p text:style-name="P197"><text:span text:style-name="T2">XLVI. </text:span>A lei regulará a individualização da pena e adotará, entre outras, as seguintes:</text:p>
      <text:p text:style-name="P197"><text:span text:style-name="T2">a) </text:span>privação ou restrição da liberdade;</text:p>
      <text:p text:style-name="P197"><text:span text:style-name="T2">b) </text:span>perda de bens;</text:p>
      <text:p text:style-name="P197"><text:span text:style-name="T2">c) </text:span>multa;</text:p>
      <text:p text:style-name="P197"><text:span text:style-name="T2">d) </text:span>prestação social alternativa;</text:p>
      <text:p text:style-name="P197"><text:span text:style-name="T2">e) </text:span>suspensão ou interdição de direitos;</text:p>
      <text:p text:style-name="P238">Nossa Constituição Fedral exige que a gradação (cálculo) e a execução da pena sejam adaptadas, isto é, que sejam adapatadas de acordo com a personalidade e idade do apenado, circunstâncias do crime etc.</text:p>
      <text:p text:style-name="P239">A seguir, o inciso traz exemplos de penas que deverão ser adotadas pela lei, <text:span text:style-name="T64">e que serão impostas de acordo com o caso concreto.</text:span></text:p>
      <text:h text:style-name="P255" text:outline-level="3">1.2.36 Penas Proibidas</text:h>
      <text:p text:style-name="P199"><text:span text:style-name="T2">XLVII.</text:span> Não haverá penas:</text:p>
      <text:p text:style-name="P199">a) de morte, salvo em caso de guerra declarada, nos termos do art. 84, XIX;</text:p>
      <text:p text:style-name="P199">b) de caráter perpétuo;</text:p>
      <text:p text:style-name="P199">c) de trabalhos forçados;</text:p>
      <text:p text:style-name="P199">d) de banimentos;</text:p>
      <text:p text:style-name="P199">e) cruéis;</text:p>
      <text:p text:style-name="P123">Pela interpretação a contrariu sensu da alínea “a”, extrai-se que a pena de morte é admitida no Brasil em tempos de guerra externa declarada, vedada em qualquer outra época.</text:p>
      <text:p text:style-name="P124">Pena de caráter perpétuo não necessariamente significa prisão perpétua, mas qualquer pena que oprima o condenado pelo resto da vida.</text:p>
      <text:p text:style-name="P124">Pena de banimento é a pena de exílio.</text:p>
      <text:p text:style-name="P125"><text:soft-page-break/>Pena cruel é a infringe sofrimento físico ou mental, sendo comparável à tortura.</text:p>
      <text:h text:style-name="P255" text:outline-level="3">1.2.37 Direitos dos Sentenciados</text:h>
      <text:p text:style-name="P200"><text:span text:style-name="T2">XLVIII. </text:span>A pena será cumprida em estabelecimentos distintos, de acordo com a natureza do delito, a idade e o sexo do apenado;</text:p>
      <text:p text:style-name="P200"><text:span text:style-name="T2">XLIX. </text:span>É assegurado aos presos o respeito à integridade física e moral;</text:p>
      <text:p text:style-name="P200"><text:span text:style-name="T2">L. </text:span>às presidiárias serão asseguradas condições para que possam permanecer com seus filhos durante o período de amamentação;</text:p>
      <text:p text:style-name="P126">Embora os condenados devam pagar por seus delitos, é função do Estado fazer com que sejam apenados nos termos da lei, responsabilizando-se por sua integridade física e moral.</text:p>
      <text:p text:style-name="P126">Presos de diferentes características e personalidades devem ser segregados, de forma a proteger os mais vulneráveis, e, além disso, evitar que os menos perigosos sejam “contaminados” pelos mais perigosos.</text:p>
      <text:h text:style-name="P255" text:outline-level="3">1.2.38 Extradição </text:h>
      <text:p text:style-name="P214"><text:span text:style-name="T2">LI.</text:span> Nenhum brasileiro será extraditado, salvo o naturalizado, em caso de crime comum, praticado antes da naturalização, ou de comprovado envolvimento em tráfico ilícito de entorpecentes e drogras afins, na forma da lei;</text:p>
      <text:p text:style-name="P215"><text:span text:style-name="T2">LII. </text:span>Não será concedida extradição de estrangeiro por crime político ou de opinião;</text:p>
      <text:p text:style-name="P247">Extradição é o envio ao estrangeiro de pessoa que lá tenha cometido crime para que seja julgado e punido.</text:p>
      <text:p text:style-name="P247">O brasileiro nato nunca será extraditado. Já o brasileiro naturalizado somente o pode ser em dois casos:</text:p>
      <text:p text:style-name="P248">&gt; Se comprovada participação em tráfico de drogas praticado no exterior (nesse caso, não importando se tal crime ocorreu antes ou depois da naturalização);</text:p>
      <text:p text:style-name="P249">&gt; <text:s/><text:span text:style-name="T66">No caso de crime comum praticado antes da naturalização (crime comum é aquele que não é crime político nem de opinião).</text:span></text:p>
      <text:p text:style-name="P250">Ninguém será extraditado (seja estrangeiro, seja brasileiro naturalizado) por crime político ou de opinião.</text:p>
      <text:h text:style-name="P255" text:outline-level="3">1.2.39 Disposições Processuais</text:h>
      <text:p text:style-name="P201"><text:span text:style-name="T2">LIII.</text:span> Ninguém será processado nem sentenciado senão pela autoridade competente;</text:p>
      <text:p text:style-name="P201"><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7">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202"><text:span text:style-name="T2">LI. </text:span>Aos litigantes, em processo judicial ou administrativo, e aos acusados em geral são assegurados o contraditório e ampla defesa, com os meios e recursos a ela inerentes;</text:p>
      <text:p text:style-name="P202"><text:span text:style-name="T2">LVI.</text:span> São inadmissíveis, no processo, as provas obtidas por meios ilícitos;</text:p>
      <text:p text:style-name="P251">Litigiantes são as partes de um processo judicial.</text:p>
      <text:p text:style-name="P252">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53">Nosso sistema processual não admite as provas produzidas por meios ilícitos (cível esse princípio é absoluto, na esfera criminal admite raras exceções em benefício do réu). Os fins não justificam os meios.</text:p>
      <text:h text:style-name="P255" text:outline-level="3">1.2.40 Presunção de Inocência</text:h>
      <text:p text:style-name="P203"><text:span text:style-name="T2">LVII. </text:span>Ninguém será considerado culpado até o trânsito em julgado de sentença penal condenatória.</text:p>
      <text:p text:style-name="P127">O princípio da presunção de inocência, trazido pelo inciso LVII, estabelece que, até prova cabal e definitiva em contrário (consubstanciada na decisão judicial da qual não caiba mais recurso), todos são considerados inocentes.</text:p>
      <text:p text:style-name="P128">O estigma de culpado por um crime somente pode ser atribuído a alguém após o término de um processo no qual tenha sido dada oportunidade de ampla defesa ao acusado.</text:p>
      <text:p text:style-name="P129">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30">LVIII. O civilmentente identificado não será submetido a identificação criminal, salvo nas hipóteses previstas em lei;</text:p>
      <text:p text:style-name="P131">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68">de trabalho e previdência social, carteira da OAB, etc.</text:span>).</text:p>
      <text:p text:style-name="P132"><text:soft-page-break/>Se alguém suspeito de algum crime apresentar um desses documentos, em regra não será submetido à identificação criminal na <text:s/>delegacia (Não precisará tirar foto, imprimir as digitais - “tocar piano”, etc.).</text:p>
      <text:p text:style-name="P133">Porém, trata-se de norma de eficácia contida, <text:span text:style-name="T69">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5" text:outline-level="3">1.2.42 Ação Penal Privada Subsidiária</text:h>
      <text:p text:style-name="P204"><text:span text:style-name="T2">LIX. </text:span>Será admitida ação privada nos crimes de ação pública, se esta não for intendada no prazo legal;</text:p>
      <text:p text:style-name="P134">Crimes <text:span text:style-name="T70">de ação penal pública são aqueles em que o réu somente pode ser acusado e processado por iniciativa do Ministério Público, que apresenta a den-úncia e acusa o réu durante o processo. Quase todos os crimes são de ação penal pública.</text:span></text:p>
      <text:p text:style-name="P135">Crimes de ação penal privada são aqueles em que o processo somente pode ser iniciado por iniciativa do particular, que apresenta a queixa-crime, como ocorre, por exemplo, com os crimes de calúnia, injúria e difamação.</text:p>
      <text:p text:style-name="P136">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137">O prazo para o Ministério Público apresentar a denúncia, de acordo <text:span text:style-name="T71">com o Código de Processo Penal, é de 5 (cinco) dias se o réu estiver preso, e de 15 (quinze) dias, se estiver solto.</text:span></text:p>
      <text:h text:style-name="P255" text:outline-level="3">1.2.43 Publicidade dos Atos Processuais</text:h>
      <text:p text:style-name="P205"><text:span text:style-name="T2">LX. </text:span>A lei só poderá restringir a publicidade dos atos processuais quando a defesa da intimidade ou o interesse social o exigirem;</text:p>
      <text:p text:style-name="P138">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138">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4" text:outline-level="2"><text:soft-page-break/>1.3 Hipóteses de Prisão</text:h>
      <text:p text:style-name="P206"><text:span text:style-name="T2">LXI.</text:span> Ninguém será preso senão em flagrante delito ou por ordem escrita e fundamenta de autoridade <text:span text:style-name="T72">judiciária competente, salvo nos casos de transgressão militar ou crime propriamente militar, definidos em lei;</text:span></text:p>
      <text:p text:style-name="P139">No caso dos civis, a Constituição Federal somente admite que alguém seja levado à prisão em duas hipóteses: se a pessoa for pega <text:span text:style-name="T73">em flagrante (próprio ou impróprio) ou se houver uma ordem judicial para isso (mandado de prisão).</text:span></text:p>
      <text:p text:style-name="P140">Desta forma, não existe mais a possibilidade da chamada “prisão para averiguação”, muito praticada na época da dita<text:span text:style-name="T74">torial.</text:span></text:p>
      <text:p text:style-name="P141">Para os militares, porém, que possuem na hierarquia e disciplina os dois pilares de sua organização, admite-se, além das duas hipóteses anteriores, a prisão administrativa (por ordem de um superior).</text:p>
      <text:h text:style-name="P255" text:outline-level="3">1.3.1 Direitos dos Presos Provisórios</text:h>
      <text:p text:style-name="P207"><text:span text:style-name="T2">LXII.</text:span> A prisão de qualquer pessoa e o local onde se encontre serão comunicados imediatamente ao juiz competente e à família do preso ou à pessoa por ele indicada;</text:p>
      <text:p text:style-name="P142">Não podem existir “prisões secretas” no Brasil. Sempre que alguém for preso, tanto o ato da prisão como o local onde a pessoa está detida serão comunicados:</text:p>
      <text:p text:style-name="P143">&gt; à família do acusado (ou àquele que ele indicar), para que ele possa ter assistência <text:span text:style-name="T75">necessária (contratação de advogado, recebimento de visitas, etc.).</text:span></text:p>
      <text:p text:style-name="P144">&gt; Ao juiz competente, <text:span text:style-name="T76">para que este possa apreciar a legalidade da prisão. Se a prisão for ilegal, o juiz deverá soltar imediatamente o acusado, conforme dispõe o inciso LXV:</text:span></text:p>
      <text:p text:style-name="P208"><text:span text:style-name="T2">LXV. </text:span>A prisão ilegal será imediatamente relaxada pela autoridade judiciária;</text:p>
      <text:p text:style-name="P208"><text:span text:style-name="T2">LXIII.</text:span> O preso será informado de seus direitos, entre os quais o de permanecer calado, sendo lhe assegurada a assistência da família e de advogados;</text:p>
      <text:p text:style-name="P145">Imediatamente à prisão do acusado, a autoridade policial deverá informá-lo a respeito de seus direitos, os quais incluem (mas não se resumem a esses):</text:p>
      <text:p text:style-name="P146">&gt; Direito a permanecer calado: ninguém pode ser obrigado a produzer prova contra si mesmo. O preso tem o direito de ficar calado perante o delegado e perante o juiz, se preferir não se manifestar.</text:p>
      <text:p text:style-name="P146">&gt; Assistência da família.</text:p>
      <text:p text:style-name="P146">&gt; Assistência de um advogado.</text:p>
      <text:p text:style-name="P209"><text:span text:style-name="T2">LXIV. </text:span>O preso tem direito à identificação dos responsáveis por sua prisão ou por seu interrogatório policial;</text:p>
      <text:p text:style-name="P147"><text:soft-page-break/>A garantia de que o preso tenha conhecimento de quem o prendeu ou interrogou tem o objetivo de permitir que ele possa representar contra eventuais abusos cometidos, o que ajuda a coibir a pr<text:span text:style-name="T77">ática desses atos.</text:span></text:p>
      <text:p text:style-name="P148">No entanto, esse direito não é absoluto, podendo ser preservada a identidade dos policiais envolvidos no caso em que sua revelação possa envolver graves e comprovados riscos a esses (<text:span text:style-name="T78">por exemplo, no caso de prisão de chefes de grandes organizações criminosas</text:span>).</text:p>
      <text:p text:style-name="P210"><text:span text:style-name="T2">LXVI.</text:span> Ninguém será levado à prisão ou nela mantido, quando a lei admitir a liberdade provisória, com ou sem fiança;</text:p>
      <text:p text:style-name="P149">A regra geral é a de que a pessoa responda ao processo criminal em liberdade, <text:span text:style-name="T79">somente sendo preso após o trânsito em julgado da decisão judicial.</text:span></text:p>
      <text:p text:style-name="P150">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151">Assim, sempre que não estiverem <text:span text:style-name="T80">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5T16:33:44.013481677</dc:date>
    <meta:editing-duration>P1DT15H32M22S</meta:editing-duration>
    <meta:editing-cycles>484</meta:editing-cycles>
    <meta:generator>LibreOffice/5.1.6.2$Linux_X86_64 LibreOffice_project/10m0$Build-2</meta:generator>
    <meta:document-statistic meta:table-count="1" meta:image-count="0" meta:object-count="0" meta:page-count="24" meta:paragraph-count="374" meta:word-count="8236" meta:character-count="52577" meta:non-whitespace-character-count="44697"/>
  </office:meta>
</office:document-meta>
</file>